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E000000976D206CBA.eps" manifest:media-type=""/>
  <manifest:file-entry manifest:full-path="Pictures/100002000000004400000024D155BB64.gif" manifest:media-type="image/gif"/>
  <manifest:file-entry manifest:full-path="Pictures/20000002000000DE00000097178F7AB1.eps" manifest:media-type=""/>
  <manifest:file-entry manifest:full-path="Pictures/20000002000000D100000097376EDB9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495cm" style:use-optimal-column-width="false"/>
    </style:style>
    <style:style style:name="co2" style:family="table-column">
      <style:table-column-properties style:column-width="5.512cm" style:use-optimal-column-width="false"/>
    </style:style>
    <style:style style:name="ro1" style:family="table-row">
      <style:table-row-properties style:row-height="3.995cm"/>
    </style:style>
    <style:style style:name="ro2" style:family="table-row">
      <style:table-row-properties style:row-height="3.323cm"/>
    </style:style>
    <style:style style:name="ro3" style:family="table-row">
      <style:table-row-properties style:row-height="3.329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font-size="23pt" style:font-size-asian="23pt" style:font-size-complex="23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text-position="-33% 58%" fo:font-size="40pt" style:font-size-asian="40pt" style:font-size-complex="40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6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style:text-position="-33% 58%" fo:font-size="30pt" style:font-size-asian="30pt" style:font-size-complex="30pt"/>
    </style:style>
    <style:style style:name="T9" style:family="text">
      <style:text-properties style:text-position="0% 100%" fo:font-size="30pt" style:font-size-asian="30pt" style:font-size-complex="30pt"/>
    </style:style>
    <style:style style:name="T10" style:family="text">
      <style:text-properties style:text-position="-33% 58%" fo:font-size="23pt" style:font-size-asian="23pt" style:font-size-complex="23pt"/>
    </style:style>
    <style:style style:name="T11" style:family="text">
      <style:text-properties style:text-position="-33% 58%" fo:font-size="25pt" style:font-size-asian="25pt" style:font-size-complex="25pt"/>
    </style:style>
    <style:style style:name="T12" style:family="text">
      <style:text-properties style:text-position="0% 100%" fo:font-size="23pt" style:font-size-asian="23pt" style:font-size-complex="23pt"/>
    </style:style>
    <style:style style:name="T13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color="#6666ff" fo:font-size="25pt" style:font-size-asian="25pt" style:font-size-complex="25pt"/>
    </style:style>
    <style:style style:name="T16" style:family="text">
      <style:text-properties style:text-position="-33% 58%"/>
    </style:style>
    <style:style style:name="T17" style:family="text">
      <style:text-properties style:text-position="0% 100%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2" draw:text-style-name="P2" draw:layer="layout" svg:width="10.16cm" svg:height="5.206cm" svg:x="10.414cm" svg:y="1.016cm">
          <draw:text-box>
            <text:list text:style-name="L1">
              <text:list-item>
                <text:p><text:span text:style-name="T1">Recinto de 20mx20m <text:s/></text:span></text:p>
              </text:list-item>
              <text:list-item>
                <text:p><text:span text:style-name="T1">225 individuos</text:span></text:p>
              </text:list-item>
              <text:list-item>
                <text:p><text:span text:style-name="T1"><text:s/></text:span><text:span text:style-name="T1">1 puerta de 2.4 m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4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6.28cm" svg:height="2.168cm" svg:x="6.58cm" svg:y="2.048cm">
          <draw:text-box>
            <text:p><text:span text:style-name="T2">t</text:span><text:span text:style-name="T3">e</text:span><text:span text:style-name="T2"> (vd=2.5 m/s) = t</text:span><text:span text:style-name="T3">e</text:span><text:span text:style-name="T2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standard" draw:layer="layout" svg:width="27.491cm" svg:height="13.96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V</text:span><text:span text:style-name="T5">d </text:span><text:span text:style-name="T6">(m/s)</text:span></text:p>
              </table:table-cell>
              <table:table-cell>
                <text:p text:style-name="P1"><text:span text:style-name="T4">t</text:span><text:span text:style-name="T5">e</text:span><text:span text:style-name="T6">(s)</text:span></text:p>
              </table:table-cell>
              <table:table-cell>
                <text:p text:style-name="P1"><text:span text:style-name="T4">Vida media BC (s)</text:span></text:p>
              </table:table-cell>
              <table:table-cell>
                <text:p text:style-name="P1"><text:span text:style-name="T4">Tamaño medio BC</text:span></text:p>
              </table:table-cell>
              <table:table-cell>
                <text:p text:style-name="P1"><text:span text:style-name="T4">Proba BC (%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2,5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29 ± 0.39 </text:span></text:p>
              </table:table-cell>
              <table:table-cell>
                <text:p text:style-name="P1"><text:span text:style-name="T2">9.1 ± 1.4 </text:span></text:p>
              </table:table-cell>
              <table:table-cell>
                <text:p text:style-name="P1"><text:span text:style-name="T2">39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6</text:span></text:p>
              </table:table-cell>
              <table:table-cell>
                <text:p text:style-name="P1"><text:span text:style-name="T2">0.40 ± 0.50</text:span></text:p>
              </table:table-cell>
              <table:table-cell>
                <text:p text:style-name="P1"><text:span text:style-name="T2">9.5 ± 3.0</text:span></text:p>
              </table:table-cell>
              <table:table-cell>
                <text:p text:style-name="P1"><text:span text:style-name="T2">68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42 ± 0.43 </text:span></text:p>
              </table:table-cell>
              <table:table-cell>
                <text:p text:style-name="P1"><text:span text:style-name="T2">15.4 ± 9.3 </text:span></text:p>
              </table:table-cell>
              <table:table-cell>
                <text:p text:style-name="P1"><text:span text:style-name="T2">7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26.222cm" svg:height="2.896cm" svg:x="1.078cm" svg:y="17.807cm">
          <draw:text-box>
            <text:p><text:span text:style-name="T7">A pesar de tener igual t</text:span><text:span text:style-name="T8">e</text:span><text:span text:style-name="T9">,</text:span><text:span text:style-name="T8"> </text:span><text:span text:style-name="T7">para v</text:span><text:span text:style-name="T10">d</text:span><text:span text:style-name="T7">=10 m/s hay más proba BC y tiempo de vida de BC que v</text:span><text:span text:style-name="T10">d</text:span><text:span text:style-name="T7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7.491cm" svg:height="13.96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V</text:span><text:span text:style-name="T5">d </text:span><text:span text:style-name="T6">(m/s)</text:span></text:p>
              </table:table-cell>
              <table:table-cell>
                <text:p text:style-name="P1"><text:span text:style-name="T4">t</text:span><text:span text:style-name="T5">e</text:span><text:span text:style-name="T6">(s)</text:span></text:p>
              </table:table-cell>
              <table:table-cell>
                <text:p text:style-name="P1"><text:span text:style-name="T4">Vida media BC (s)</text:span></text:p>
              </table:table-cell>
              <table:table-cell>
                <text:p text:style-name="P1"><text:span text:style-name="T4">Tamaño medio BC</text:span></text:p>
              </table:table-cell>
              <table:table-cell>
                <text:p text:style-name="P1"><text:span text:style-name="T4">Proba BC (%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2,5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29 ± 0.39 </text:span></text:p>
              </table:table-cell>
              <table:table-cell>
                <text:p text:style-name="P1"><text:span text:style-name="T2">3.6 ± 4.5 </text:span></text:p>
              </table:table-cell>
              <table:table-cell>
                <text:p text:style-name="P1"><text:span text:style-name="T2">39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6</text:span></text:p>
              </table:table-cell>
              <table:table-cell>
                <text:p text:style-name="P1"><text:span text:style-name="T2">0.40 ± 0.50</text:span></text:p>
              </table:table-cell>
              <table:table-cell>
                <text:p text:style-name="P1"><text:span text:style-name="T2">6.4 ± 5.1</text:span></text:p>
              </table:table-cell>
              <table:table-cell>
                <text:p text:style-name="P1"><text:span text:style-name="T2">68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42 ± 0.43 </text:span></text:p>
              </table:table-cell>
              <table:table-cell>
                <text:p text:style-name="P1"><text:span text:style-name="T2">11.4 ± 10.0 </text:span></text:p>
              </table:table-cell>
              <table:table-cell>
                <text:p text:style-name="P1"><text:span text:style-name="T2">7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3" draw:layer="layout" svg:width="26.222cm" svg:height="2.896cm" svg:x="1.078cm" svg:y="17.807cm">
          <draw:text-box>
            <text:p><text:span text:style-name="T7">A pesar de tener igual t</text:span><text:span text:style-name="T8">e</text:span><text:span text:style-name="T9">,</text:span><text:span text:style-name="T8"> </text:span><text:span text:style-name="T7">para v</text:span><text:span text:style-name="T10">d</text:span><text:span text:style-name="T7">=10 m/s hay más proba BC y tiempo de vida de BC que v</text:span><text:span text:style-name="T10">d</text:span><text:span text:style-name="T7">=2.5 m/s</text:span></text:p>
          </draw:text-box>
        </draw:frame>
        <draw:custom-shape draw:style-name="gr4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6" draw:text-style-name="P2" draw:layer="layout" svg:width="6.128cm" svg:height="1.452cm" svg:x="4.54cm" svg:y="3.048cm">
          <draw:text-box>
            <text:p><text:span text:style-name="T2">V</text:span><text:span text:style-name="T11">d</text:span><text:span text:style-name="T2">=2.5 m/s</text:span></text:p>
          </draw:text-box>
        </draw:frame>
        <draw:frame draw:style-name="gr6" draw:text-style-name="P2" draw:layer="layout" svg:width="6.052cm" svg:height="1.452cm" svg:x="18.84cm" svg:y="3.049cm">
          <draw:text-box>
            <text:p><text:span text:style-name="T2">V</text:span><text:span text:style-name="T11">d</text:span><text:span text:style-name="T2">=10 m/s</text:span></text:p>
          </draw:text-box>
        </draw:frame>
        <draw:frame draw:style-name="gr7" draw:text-style-name="P3" draw:layer="layout" svg:width="26.222cm" svg:height="2.368cm" svg:x="1.178cm" svg:y="16.607cm">
          <draw:text-box>
            <text:p><text:span text:style-name="T7">Aumentar la V</text:span><text:span text:style-name="T10">d </text:span><text:span text:style-name="T12">aumenta la cantidad de individuos en cada “</text:span><text:span text:style-name="T13">avalancha</text:span><text:span text:style-name="T12">”</text:span></text:p>
          </draw:text-box>
        </draw:frame>
        <draw:frame draw:style-name="gr6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6" draw:text-style-name="P2" draw:layer="layout" svg:width="6.128cm" svg:height="1.452cm" svg:x="4.54cm" svg:y="3.048cm">
          <draw:text-box>
            <text:p><text:span text:style-name="T2">V</text:span><text:span text:style-name="T11">d</text:span><text:span text:style-name="T2">=2.5 m/s</text:span></text:p>
          </draw:text-box>
        </draw:frame>
        <draw:frame draw:style-name="gr6" draw:text-style-name="P2" draw:layer="layout" svg:width="6.052cm" svg:height="1.452cm" svg:x="18.84cm" svg:y="3.049cm">
          <draw:text-box>
            <text:p><text:span text:style-name="T2">V</text:span><text:span text:style-name="T11">d</text:span><text:span text:style-name="T2">=10 m/s</text:span></text:p>
          </draw:text-box>
        </draw:frame>
        <draw:frame draw:style-name="gr6" draw:text-style-name="P4" draw:layer="layout" svg:width="17.78cm" svg:height="1.436cm" svg:x="7.112cm" svg:y="1.27cm">
          <draw:text-box>
            <text:p text:style-name="P4"><text:span text:style-name="T14">Distribucion de tamaño de B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5">Observable a considerar: Flujo de avalancha</text:span></text:p>
            <text:p/>
            <text:p/>
          </draw:text-box>
        </draw:frame>
        <draw:frame draw:style-name="gr9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6" draw:layer="layout" svg:width="17.78cm" svg:height="7.412cm" svg:x="5.334cm" svg:y="10.668cm">
          <draw:text-box>
            <text:p>J<text:span text:style-name="T8">i </text:span><text:span text:style-name="T16"><text:s/>:</text:span><text:span text:style-name="T17"> flujo de la i-esima avalancha</text:span></text:p>
            <text:p><text:span text:style-name="T17"/></text:p>
            <text:p><text:span text:style-name="T17">n</text:span><text:span text:style-name="T8">i</text:span><text:span text:style-name="T17"> : cantidad de individuos que sale en la i-esima avalancha</text:span></text:p>
            <text:p><text:span text:style-name="T17"/></text:p>
            <text:p><text:span text:style-name="T17">t</text:span><text:span text:style-name="T8">i</text:span><text:span text:style-name="T17">: Duracion de la avalancha</text:span></text:p>
            <text:p><text:span text:style-name="T17"/></text:p>
            <text:p><text:span text:style-name="T17"/></text:p>
          </draw:text-box>
        </draw:frame>
        <draw:frame draw:style-name="gr6" draw:layer="layout" svg:width="20.066cm" svg:height="0.962cm" svg:x="4.68cm" svg:y="4.572cm">
          <draw:text-box>
            <text:p><text:span text:style-name="T18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6-12-25T18:04:30.309809716</dc:date>
    <meta:editing-duration>PT1H20M49S</meta:editing-duration>
    <meta:editing-cycles>9</meta:editing-cycles>
    <meta:generator>LibreOffice/4.2.8.2$Linux_X86_64 LibreOffice_project/420m0$Build-2</meta:generator>
    <meta:document-statistic meta:object-count="63"/>
  </office:meta>
</office:document-meta>
</file>